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Lohit Devanagari1" svg:font-family="'Lohit Devanagari'"/>
    <style:font-face style:name="Ubuntu Mono2" svg:font-family="'Ubuntu Mono'" style:font-pitch="fixed"/>
    <style:font-face style:name="Ubuntu Mono" svg:font-family="'Ubuntu Mono'" style:font-adornments="Normal" style:font-pitch="fixed"/>
    <style:font-face style:name="Liberation Serif1" svg:font-family="'Liberation Serif'" style:font-pitch="variable"/>
    <style:font-face style:name="Ubuntu Mono1" svg:font-family="'Ubuntu Mon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5.702cm" table:align="margins" style:may-break-between-rows="true"/>
    </style:style>
    <style:style style:name="Tableau1.A" style:family="table-column">
      <style:table-column-properties style:column-width="15.702cm" style:rel-column-width="65535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cm" fo:border="none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Standard">
      <style:text-properties style:font-name="Arial1" fo:font-size="12pt" officeooo:paragraph-rsid="00142b18" style:font-size-asian="12pt" style:font-name-complex="Arial1"/>
    </style:style>
    <style:style style:name="P3" style:family="paragraph" style:parent-style-name="Standard">
      <style:text-properties style:font-name="Arial1" fo:font-size="12pt" officeooo:paragraph-rsid="00142b18" style:font-size-asian="12pt" style:font-name-complex="Gill Sans M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2pt" officeooo:paragraph-rsid="00142b18" style:font-size-asian="12pt" style:font-name-complex="Gill Sans MT"/>
    </style:style>
    <style:style style:name="P5" style:family="paragraph" style:parent-style-name="Standard">
      <style:text-properties style:font-name="Arial1" fo:font-size="12pt" fo:font-weight="bold" officeooo:paragraph-rsid="00142b18" style:font-size-asian="12pt" style:font-weight-asian="bold" style:font-name-complex="Gill Sans M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2pt" fo:font-weight="bold" officeooo:paragraph-rsid="00142b18" style:font-size-asian="12pt" style:font-weight-asian="bold" style:font-name-complex="Gill Sans M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2pt" style:text-underline-style="solid" style:text-underline-width="auto" style:text-underline-color="font-color" fo:font-weight="bold" officeooo:paragraph-rsid="00142b18" style:font-size-asian="12pt" style:font-weight-asian="bold" style:font-name-complex="Gill Sans MT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2pt" style:text-underline-style="solid" style:text-underline-width="auto" style:text-underline-color="font-color" fo:font-weight="bold" officeooo:paragraph-rsid="002c98e7" style:font-size-asian="12pt" style:font-weight-asian="bold" style:font-name-complex="Gill Sans MT"/>
    </style:style>
    <style:style style:name="P9" style:family="paragraph" style:parent-style-name="Standard">
      <style:paragraph-properties fo:text-align="justify" style:justify-single-word="false"/>
      <style:text-properties style:font-name="Arial1" officeooo:paragraph-rsid="00142b18"/>
    </style:style>
    <style:style style:name="P10" style:family="paragraph" style:parent-style-name="Standard">
      <style:paragraph-properties fo:text-align="justify" style:justify-single-word="false"/>
      <style:text-properties style:font-name="Arial1" officeooo:paragraph-rsid="00142b18" style:font-name-complex="Arial1"/>
    </style:style>
    <style:style style:name="P11" style:family="paragraph" style:parent-style-name="Standard">
      <style:paragraph-properties fo:line-height="150%"/>
      <style:text-properties style:font-name="Arial1" fo:font-weight="normal" officeooo:paragraph-rsid="00142b18" style:font-weight-asian="normal" style:font-name-complex="Gill Sans MT" style:font-weight-complex="bold"/>
    </style:style>
    <style:style style:name="P12" style:family="paragraph" style:parent-style-name="Standard">
      <style:text-properties officeooo:paragraph-rsid="002c98e7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indent="6.502cm" style:auto-text-indent="false"/>
      <style:text-properties style:font-name="Arial1" fo:font-size="12pt" fo:font-weight="bold" officeooo:paragraph-rsid="00142b18" style:font-size-asian="12pt" style:font-weight-asian="bold" style:font-name-complex="Gill Sans MT"/>
    </style:style>
    <style:style style:name="P15" style:family="paragraph" style:parent-style-name="Standard">
      <style:paragraph-properties fo:margin-left="0cm" fo:margin-right="0cm" fo:text-indent="6.502cm" style:auto-text-indent="false"/>
      <style:text-properties style:font-name="Arial1" fo:font-size="12pt" style:text-underline-style="solid" style:text-underline-width="auto" style:text-underline-color="font-color" fo:font-weight="bold" officeooo:paragraph-rsid="00142b18" style:font-size-asian="12pt" style:font-weight-asian="bold" style:font-name-complex="Gill Sans MT"/>
    </style:style>
    <style:style style:name="P16" style:family="paragraph" style:parent-style-name="Standard">
      <loext:graphic-properties draw:fill="none"/>
      <style:paragraph-properties fo:margin-left="0cm" fo:margin-right="0cm" fo:text-align="end" style:justify-single-word="false" fo:keep-together="always" fo:orphans="0" fo:widows="0" fo:hyphenation-ladder-count="no-limit" fo:text-indent="0cm" style:auto-text-indent="false" fo:background-color="transparent" fo:keep-with-next="always"/>
      <style:text-properties style:font-name="Arial1" fo:font-size="12pt" officeooo:paragraph-rsid="001c62c1" style:font-size-asian="12pt" style:font-size-complex="12pt" fo:hyphenate="false" fo:hyphenation-remain-char-count="2" fo:hyphenation-push-char-count="2"/>
    </style:style>
    <style:style style:name="P17" style:family="paragraph" style:parent-style-name="Standard">
      <loext:graphic-properties draw:fill="none"/>
      <style:paragraph-properties fo:margin-left="0cm" fo:margin-right="0cm" fo:text-align="end" style:justify-single-word="false" fo:keep-together="always" fo:orphans="0" fo:widows="0" fo:hyphenation-ladder-count="no-limit" fo:text-indent="0cm" style:auto-text-indent="false" fo:background-color="transparent" fo:keep-with-next="always"/>
      <style:text-properties style:font-name="Arial1" fo:font-size="12pt" fo:font-weight="bold" officeooo:paragraph-rsid="001c62c1" style:font-size-asian="12pt" style:font-weight-asian="bold" style:font-size-complex="12pt" style:font-weight-complex="bold" fo:hyphenate="false" fo:hyphenation-remain-char-count="2" fo:hyphenation-push-char-count="2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end" style:justify-single-word="false" fo:keep-together="always" fo:orphans="0" fo:widows="0" fo:hyphenation-ladder-count="no-limit" fo:text-indent="0cm" style:auto-text-indent="false" fo:background-color="transparent" fo:keep-with-next="always"/>
      <style:text-properties style:font-name="Times New Roman" fo:font-size="11pt" officeooo:paragraph-rsid="001c62c1" style:font-size-asian="11pt" style:font-size-complex="11pt" fo:hyphenate="false" fo:hyphenation-remain-char-count="2" fo:hyphenation-push-char-count="2"/>
    </style:style>
    <style:style style:name="P19" style:family="paragraph" style:parent-style-name="Table_20_Contents">
      <loext:graphic-properties draw:fill="none"/>
      <style:paragraph-properties fo:margin-left="0cm" fo:margin-right="0cm" fo:margin-top="0.199cm" fo:margin-bottom="0cm" loext:contextual-spacing="false" fo:text-align="end" style:justify-single-word="false" fo:keep-together="always" fo:orphans="0" fo:widows="0" fo:hyphenation-ladder-count="no-limit" fo:text-indent="0cm" style:auto-text-indent="false" fo:background-color="transparent" fo:keep-with-next="always"/>
      <style:text-properties style:font-name="Arial1" fo:font-size="10pt" fo:font-weight="bold" officeooo:paragraph-rsid="001c62c1" style:font-size-asian="10pt" style:font-weight-asian="bold" style:font-size-complex="10pt" style:font-weight-complex="bold" fo:hyphenate="false" fo:hyphenation-remain-char-count="2" fo:hyphenation-push-char-count="2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reak-before="page" fo:background-color="transparent"/>
      <style:text-properties fo:font-weight="bold" style:font-weight-asian="bold" style:font-weight-complex="bold"/>
    </style:style>
    <style:style style:name="P21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after="page">
        <style:tab-stops/>
      </style:paragraph-properties>
      <style:text-properties style:font-name="Arial1" fo:font-size="12pt" fo:font-weight="bold" officeooo:paragraph-rsid="001c62c1" style:font-size-asian="12pt" style:font-weight-asian="bold" style:font-name-complex="Arial1"/>
    </style:style>
    <style:style style:name="P2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weight="bold" style:font-weight-asian="bold" style:font-weight-complex="bold"/>
    </style:style>
    <style:style style:name="P23" style:family="paragraph" style:parent-style-name="Standard" style:master-page-name="">
      <loext:graphic-properties draw:fill="none"/>
      <style:paragraph-properties fo:margin-left="1.6cm" fo:margin-right="0cm" fo:margin-top="0cm" fo:margin-bottom="0.3cm" loext:contextual-spacing="false" fo:text-align="start" style:justify-single-word="false" fo:text-indent="-1cm" style:auto-text-indent="false" style:page-number="auto" fo:background-color="transparent"/>
      <style:text-properties officeooo:paragraph-rsid="002c98e7"/>
    </style:style>
    <style:style style:name="P24" style:family="paragraph" style:parent-style-name="Standard" style:master-page-name="">
      <loext:graphic-properties draw:fill="none"/>
      <style:paragraph-properties fo:margin-left="1.6cm" fo:margin-right="0cm" fo:margin-top="0cm" fo:margin-bottom="0.3cm" loext:contextual-spacing="false" fo:text-align="start" style:justify-single-word="false" fo:text-indent="-1cm" style:auto-text-indent="false" style:page-number="auto" fo:background-color="transparent"/>
      <style:text-properties fo:font-weight="bold" officeooo:paragraph-rsid="00620196" style:font-weight-asian="bold" style:font-weight-complex="bold"/>
    </style:style>
    <style:style style:name="P25" style:family="paragraph" style:parent-style-name="Standard">
      <style:paragraph-properties fo:margin-left="0cm" fo:margin-right="0cm" fo:line-height="80%" fo:text-indent="-2cm" style:auto-text-indent="false"/>
      <style:text-properties style:font-name="Arial1" officeooo:paragraph-rsid="00142b18"/>
    </style:style>
    <style:style style:name="P26" style:family="paragraph" style:parent-style-name="Standard">
      <style:paragraph-properties fo:margin-left="0cm" fo:margin-right="0cm" fo:line-height="80%" fo:text-indent="-2cm" style:auto-text-indent="false"/>
      <style:text-properties officeooo:paragraph-rsid="0070b2ec"/>
    </style:style>
    <style:style style:name="P27" style:family="paragraph" style:parent-style-name="Standard" style:master-page-name="Standard">
      <style:paragraph-properties style:page-number="auto"/>
      <style:text-properties style:font-name="Arial1" fo:font-size="12pt" officeooo:paragraph-rsid="00142b18" style:font-size-asian="12pt" style:font-name-complex="Arial1"/>
    </style:style>
    <style:style style:name="P28" style:family="paragraph" style:parent-style-name="Standard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cm" style:auto-text-indent="false" fo:background-color="transparent"/>
      <style:text-properties officeooo:paragraph-rsid="002c98e7"/>
    </style:style>
    <style:style style:name="P29" style:family="paragraph" style:parent-style-name="Heading_20_1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 fo:keep-with-next="always">
        <style:tab-stops>
          <style:tab-stop style:position="0.501cm"/>
        </style:tab-stops>
      </style:paragraph-properties>
      <style:text-properties style:font-name="Arial1" fo:font-size="12pt" officeooo:paragraph-rsid="002c98e7" style:font-size-asian="12pt" style:font-name-complex="Gill Sans MT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1" fo:font-size="12pt" officeooo:rsid="0070b2ec" style:font-size-asian="12pt" style:font-name-complex="Gill Sans MT"/>
    </style:style>
    <style:style style:name="T3" style:family="text">
      <style:text-properties style:font-name="Arial1" fo:font-size="12pt" officeooo:rsid="00710529" style:font-size-asian="12pt" style:font-name-complex="Gill Sans MT"/>
    </style:style>
    <style:style style:name="T4" style:family="text">
      <style:text-properties style:font-name="Arial1" fo:font-size="12pt" officeooo:rsid="0071da56" style:font-size-asian="12pt" style:font-name-complex="Gill Sans MT"/>
    </style:style>
    <style:style style:name="T5" style:family="text">
      <style:text-properties fo:font-size="12pt" style:font-size-asian="12pt" style:font-name-complex="Gill Sans MT"/>
    </style:style>
    <style:style style:name="T6" style:family="text">
      <style:text-properties fo:font-size="12pt" officeooo:rsid="006d4322" style:font-size-asian="12pt" style:font-name-complex="Gill Sans MT"/>
    </style:style>
    <style:style style:name="T7" style:family="text">
      <style:text-properties fo:font-size="12pt" fo:font-weight="bold" style:font-size-asian="12pt" style:font-weight-asian="bold" style:font-name-complex="Gill Sans MT"/>
    </style:style>
    <style:style style:name="T8" style:family="text">
      <style:text-properties fo:font-size="12pt" fo:font-weight="bold" style:font-size-asian="12pt" style:font-weight-asian="bold" style:font-name-complex="Gill Sans MT" style:font-weight-complex="bold"/>
    </style:style>
    <style:style style:name="T9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Gill Sans MT"/>
    </style:style>
    <style:style style:name="T10" style:family="text">
      <style:text-properties fo:color="#000080"/>
    </style:style>
    <style:style style:name="T11" style:family="text">
      <style:text-properties fo:color="#000080" style:font-name="Arial1" fo:font-size="8pt" style:text-underline-style="solid" style:text-underline-width="auto" style:text-underline-color="font-color" fo:font-weight="bold" officeooo:rsid="001d8454" style:font-size-asian="8pt" style:font-weight-asian="bold" style:font-name-complex="Gill Sans MT" style:font-size-complex="8pt" style:font-weight-complex="bold"/>
    </style:style>
    <style:style style:name="T12" style:family="text">
      <style:text-properties fo:text-transform="uppercase" fo:color="#000080" style:font-name="Arial1" fo:font-size="12pt" style:text-underline-style="solid" style:text-underline-width="auto" style:text-underline-color="font-color" fo:font-weight="bold" officeooo:rsid="001d8454" style:font-size-asian="12pt" style:font-weight-asian="bold" style:font-name-complex="Gill Sans MT" style:font-size-complex="12pt" style:font-weight-complex="bold"/>
    </style:style>
    <style:style style:name="T13" style:family="text">
      <style:text-properties fo:color="#c9211e" fo:font-weight="bold" style:font-weight-asian="bold" style:font-weight-complex="bold"/>
    </style:style>
    <style:style style:name="T14" style:family="text">
      <style:text-properties style:use-window-font-color="true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 Mono" fo:font-size="6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horizontal-pos="from-left" style:horizontal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Character_5f_20_5f_style" text:bullet-char="❑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2"/>
      <text:p text:style-name="P2"/>
      <text:p text:style-name="P2"/>
      <text:p text:style-name="P2"/>
      <text:p text:style-name="P2"/>
      <text:p text:style-name="P3"/>
      <text:p text:style-name="P5"/>
      <text:p text:style-name="P14">AUX MEMBRES <text:s/>DU <text:s/>CONSEIL</text:p>
      <text:p text:style-name="P15">PROVINCIAL <text:s text:c="2"/>DU <text:s text:c="3"/>HAINAUT</text:p>
      <text:p text:style-name="P11"/>
      <text:p text:style-name="P25"><text:span text:style-name="T5"><office:annotation><dc:creator>Unknown Author</dc:creator><dc:date>2021-02-03T09:03:50</dc:date><text:p text:style-name="P30"><text:span text:style-name="T15">do text if self.query_state()!= 'created'</text:span></text:p><text:p text:style-name="P30"><text:span text:style-name="T15">with last_freeze=imio_history_utils.getLastWFAction(self, 'freeze')</text:span></text:p></office:annotation></text:span><text:span text:style-name="T5">Le </text:span><text:span text:style-name="T6"><text:text-input text:description="">view.display_date(date=last_freeze['time'])</text:text-input></text:span><text:span text:style-name="T5">,</text:span></text:p>
      <text:p text:style-name="P26"><text:span text:style-name="T2"><office:annotation><dc:creator>Unknown Author</dc:creator><dc:date>2021-02-03T09:05:58</dc:date><text:p text:style-name="P30"><text:span text:style-name="T15">do text else</text:span></text:p></office:annotation></text:span><text:span text:style-name="T2">Le XX/XX/X</text:span><text:span text:style-name="T4">XX</text:span><text:span text:style-name="T2">X (l</text:span><text:span text:style-name="T4">'ordre du jour de la</text:span><text:span text:style-name="T2"> séance n'est pas encore </text:span><text:span text:style-name="T3">g</text:span><text:span text:style-name="T4">e</text:span><text:span text:style-name="T3">lé</text:span><text:span text:style-name="T2">)</text:span></text:p>
      <text:p text:style-name="P3"/>
      <text:p text:style-name="P3"/>
      <text:p text:style-name="P3"/>
      <text:p text:style-name="P3"/>
      <text:p text:style-name="P3"/>
      <text:p text:style-name="P3">Madame la Conseillère,</text:p>
      <text:p text:style-name="P3">Monsieur le Conseiller,</text:p>
      <text:p text:style-name="P3"/>
      <text:p text:style-name="P2"/>
      <text:p text:style-name="P9"><text:span text:style-name="T5">J’ai l’honneur de porter à votre connaissance que le </text:span><text:span text:style-name="T7">Conseil</text:span><text:span text:style-name="T5"> </text:span><text:span text:style-name="T8">p</text:span><text:span text:style-name="T7">rovincial se réunira </text:span><text:span text:style-name="T9">le </text:span><text:span text:style-name="T9"><text:text-input text:description="">self.Title()</text:text-input></text:span><text:span text:style-name="T9">, à </text:span><text:span text:style-name="T9"><text:text-input text:description="">self.date.strftime("%H heures %M")</text:text-input></text:span><text:span text:style-name="T9">,</text:span><text:span text:style-name="T7"> </text:span><text:span text:style-name="T7"><text:text-input text:description="">self.get_place()</text:text-input></text:span><text:span text:style-name="T7">.</text:span></text:p>
      <text:p text:style-name="P6"/>
      <text:p text:style-name="P4">Je vous prie de considérer la présente comme convocation à cette séance dont vous trouverez, ci-contre, l’ordre du jour. </text:p>
      <text:p text:style-name="P7"/>
      <text:p text:style-name="P4">Veuillez agréer, Madame la Conseillère, Monsieur le Conseiller, l’expression de ma considération très distinguée. </text:p>
      <text:p text:style-name="P10"/>
      <text:p text:style-name="P10"/>
      <text:p text:style-name="P10"/>
      <text:p text:style-name="P10"/>
      <text:p text:style-name="P10"/>
      <text:p text:style-name="P10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6"/>
          </table:table-cell>
        </table:table-row>
        <table:table-row table:style-name="Tableau1.1">
          <table:table-cell table:style-name="Tableau1.A1" office:value-type="string">
            <text:p text:style-name="P17"><office:annotation><dc:creator>Antoine Duchêne</dc:creator><dc:date>2019-08-30T17:27:15</dc:date><loext:sender-initials>AD</loext:sender-initials><text:p text:style-name="P30"><text:span text:style-name="T17">do cell with sign1 = self.get_signatories(the_objects=True, by_signature_number=True).get('1')</text:span></text:p><text:p text:style-name="P30"><text:span text:style-name="T17">if sign1</text:span></text:p></office:annotation><text:text-input text:description="">sign1.get_prefix_for_gender_and_number(include_value=True)</text:text-input></text:p>
            <text:p text:style-name="P18"><text:span text:style-name="Police_20_par_20_défaut"><text:span text:style-name="T1"><text:text-input text:description="">sign1.get_person_title(include_person_title=False)</text:text-input></text:span></text:span></text:p>
            <text:p text:style-name="P19"><text:span text:style-name="Police_20_par_20_défaut"><draw:frame draw:style-name="fr1" draw:name="Cadre1" text:anchor-type="as-char" svg:y="-0.804cm" draw:z-index="0"><draw:text-box fo:min-height="0.811cm" fo:min-width="4.568cm"><text:p text:style-name="P1"><office:annotation><dc:creator>Antoine Duchêne</dc:creator><dc:date>2020-04-01T12:55:18</dc:date><loext:sender-initials>AD</loext:sender-initials><text:p text:style-name="P30"><text:span text:style-name="T17">do text if <text:s/>sign1 and sign1.get_person().signature</text:span></text:p><text:p text:style-name="P30"><text:span text:style-name="T17">from document(content=self.get_signatories(the_objects=True, by_signature_number=True).get('1').get_person().signature.data, format='png', maxWidth=5.5)</text:span></text:p></office:annotation></text:p></draw:text-box></draw:frame></text:span></text:p>
          </table:table-cell>
        </table:table-row>
      </table:table>
      <text:p text:style-name="P21"/>
      <text:p text:style-name="P20"/>
      <text:p text:style-name="P13">CONSEIL PROVINCIAL DU HAINAUT</text:p>
      <text:p text:style-name="P22"/>
      <text:p text:style-name="P13">Séance du <text:text-input text:description="">self.Title()</text:text-input></text:p>
      <text:p text:style-name="P22"/>
      <text:p text:style-name="P22">ORDRE DU JOUR</text:p>
      <text:p text:style-name="P8"/>
      <text:section text:style-name="Sect1" text:name="priv">
        <text:h text:style-name="P29" text:outline-level="1"><office:annotation><dc:creator>Antoine Duchêne</dc:creator><dc:date>2020-12-02T22:08:19</dc:date><loext:sender-initials>AD</loext:sender-initials><text:p text:style-name="P31"><text:span text:style-name="T16">do section- for privacy in view.get_grouped_items(itemUids, group_by=['privacy', 'category'], list_types=[])</text:span></text:p></office:annotation><text:span text:style-name="T10"><text:text-input text:description="">privacy[0]</text:text-input></text:span></text:h>
        <text:p text:style-name="P12"/>
        <text:section text:style-name="Sect1" text:name="cat">
          <text:list xml:id="list1988900303297437709" text:style-name="L1">
            <text:list-item>
              <text:p text:style-name="P28"><text:span text:style-name="T11"><office:annotation><dc:creator>Unknown Author</dc:creator><dc:date>2019-03-12T11:02:51</dc:date><text:p text:style-name="P31"><text:span text:style-name="T16">do section- for cat in privacy[1:]</text:span></text:p></office:annotation></text:span><text:span text:style-name="T12"><text:text-input text:description="">cat[0]</text:text-input></text:span></text:p>
            </text:list-item>
          </text:list>
          <text:section text:style-name="Sect1" text:name="item">
            <text:p text:style-name="P23"><office:annotation><dc:creator>Auteur inconnu</dc:creator><dc:date>2021-01-11T17:52:24</dc:date><text:p text:style-name="P31"><text:span text:style-name="T16">do section- for item in cat[1]</text:span></text:p></office:annotation><office:annotation><dc:creator>Auteur inconnu</dc:creator><dc:date>2021-01-11T17:54:21</dc:date><text:p text:style-name="P30"><text:span text:style-name="T15">do text if item.isLate()</text:span></text:p></office:annotation><text:span text:style-name="T13"><text:text-input text:description="">item.getItemNumber(for_display=True)</text:text-input></text:span><text:span text:style-name="T13">.<text:tab/></text:span><text:span text:style-name="T13"><text:text-input text:description="">item.Title()</text:text-input></text:span></text:p>
            <text:p text:style-name="P24"><office:annotation><dc:creator>Auteur inconnu</dc:creator><dc:date>2021-01-11T17:54:21</dc:date><text:p text:style-name="P30"><text:span text:style-name="T15">do text if not item.isLate()</text:span></text:p></office:annotation><text:text-input text:description="">item.getItemNumber(for_display=True)</text:text-input>.<text:tab/><text:span text:style-name="T14"><text:text-input text:description="">item.Title()</text:text-input></text:span></text:p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Lohit Devanagari1" svg:font-family="'Lohit Devanagari'"/>
    <style:font-face style:name="Ubuntu Mono2" svg:font-family="'Ubuntu Mono'" style:font-pitch="fixed"/>
    <style:font-face style:name="Ubuntu Mono" svg:font-family="'Ubuntu Mono'" style:font-adornments="Normal" style:font-pitch="fixed"/>
    <style:font-face style:name="Liberation Serif1" svg:font-family="'Liberation Serif'" style:font-pitch="variable"/>
    <style:font-face style:name="Ubuntu Mono1" svg:font-family="'Ubuntu Mon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.286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1.251cm" style:auto-text-indent="false" fo:keep-with-next="always"/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1.251cm" style:auto-text-indent="false"/>
      <style:text-properties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7.502cm" style:auto-text-indent="false" fo:keep-with-next="always"/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/>
    </style:style>
    <style:style style:name="Retrait_20_corps_20_de_20_texte_20_3" style:display-name="Retrait corps de texte 3" style:family="paragraph" style:parent-style-name="Standard">
      <style:paragraph-properties fo:margin-left="0cm" fo:margin-right="0cm" fo:text-indent="4.001cm" style:auto-text-indent="false"/>
      <style:text-properties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99cm" fo:margin-bottom="0.499cm" fo:margin-left="3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Duchêne</meta:initial-creator>
    <meta:creation-date>2020-12-02T16:14:06.227791701</meta:creation-date>
    <dc:date>2021-04-16T12:00:51.536694356</dc:date>
    <meta:editing-duration>PT4H22M41S</meta:editing-duration>
    <meta:editing-cycles>54</meta:editing-cycles>
    <meta:generator>LibreOffice/5.1.6.2$Linux_X86_64 LibreOffice_project/10m0$Build-2</meta:generator>
    <meta:document-statistic meta:character-count="917" meta:image-count="0" meta:non-whitespace-character-count="828" meta:object-count="0" meta:page-count="2" meta:paragraph-count="20" meta:table-count="1" meta:word-count="131"/>
  </office:meta>
</office:document-meta>
</file>